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draw:fill="none" fo:padding-top="0.133cm" fo:padding-bottom="0.133cm" fo:padding-left="0.258cm" fo:padding-right="0.258cm"/>
    </style:style>
    <style:style style:name="gr2" style:family="graphic" style:parent-style-name="standard">
      <style:graphic-properties draw:stroke="none" draw:fill="none" draw:textarea-horizontal-align="left" draw:auto-grow-width="true" fo:min-height="0.877cm" fo:min-width="0.961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1.342cm"/>
    </style:style>
    <style:style style:name="P1" style:family="paragraph">
      <loext:graphic-properties draw:fill="none"/>
      <style:text-properties fo:font-size="20pt"/>
    </style:style>
    <style:style style:name="P2" style:family="paragraph">
      <style:paragraph-properties fo:text-align="start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20pt"/>
    </style:style>
    <style:style style:name="P4" style:family="paragraph">
      <loext:graphic-properties draw:fill="none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font-name="Times1" fo:font-style="normal" fo:font-weight="10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-33% 58%" fo:font-size="20pt" style:font-size-asian="20pt" style:font-size-complex="20pt"/>
    </style:style>
    <style:style style:name="T4" style:family="text">
      <style:text-properties style:text-position="0% 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22cm" svg:height="2.672cm" svg:x="9.407cm" svg:y="4.058cm" svg:viewBox="0 0 1523 2673" draw:points="765,0 0,2291 765,2673 1523,2291">
            <text:p/>
          </draw:polygon>
          <draw:line draw:style-name="gr1" draw:text-style-name="P1" draw:layer="layout" svg:x1="10.17cm" svg:y1="4.058cm" svg:x2="10.17cm" svg:y2="6.729cm">
            <text:p/>
          </draw:line>
          <draw:polyline draw:style-name="gr1" draw:text-style-name="P1" draw:layer="layout" svg:width="1.341cm" svg:height="0.287cm" svg:x="9.497cm" svg:y="5.966cm" svg:viewBox="0 0 1342 288" draw:points="0,0 673,288 1342,0">
            <text:p/>
          </draw:polyline>
          <draw:polyline draw:style-name="gr1" draw:text-style-name="P1" draw:layer="layout" svg:width="0.953cm" svg:height="0.195cm" svg:x="9.69cm" svg:y="5.392cm" svg:viewBox="0 0 954 196" draw:points="0,0 479,196 954,0">
            <text:p/>
          </draw:polyline>
          <draw:polygon draw:style-name="gr1" draw:text-style-name="P1" draw:layer="layout" svg:width="1.522cm" svg:height="2.672cm" svg:x="14.749cm" svg:y="4.058cm" svg:viewBox="0 0 1523 2673" draw:points="765,0 0,2291 765,2673 1523,2291">
            <text:p/>
          </draw:polygon>
          <draw:line draw:style-name="gr1" draw:text-style-name="P1" draw:layer="layout" svg:x1="15.512cm" svg:y1="4.058cm" svg:x2="15.512cm" svg:y2="6.729cm">
            <text:p/>
          </draw:line>
          <draw:polyline draw:style-name="gr1" draw:text-style-name="P1" draw:layer="layout" svg:width="1.341cm" svg:height="0.287cm" svg:x="14.841cm" svg:y="5.966cm" svg:viewBox="0 0 1342 288" draw:points="0,0 673,288 1342,0">
            <text:p/>
          </draw:polyline>
          <draw:polyline draw:style-name="gr1" draw:text-style-name="P1" draw:layer="layout" svg:width="0.953cm" svg:height="0.195cm" svg:x="15.035cm" svg:y="5.392cm" svg:viewBox="0 0 954 196" draw:points="0,0 479,196 954,0">
            <text:p/>
          </draw:polyline>
          <draw:polygon draw:style-name="gr1" draw:text-style-name="P1" draw:layer="layout" svg:width="1.522cm" svg:height="2.672cm" svg:x="20.091cm" svg:y="4.058cm" svg:viewBox="0 0 1523 2673" draw:points="765,0 0,2291 765,2673 1523,2291">
            <text:p/>
          </draw:polygon>
          <draw:line draw:style-name="gr1" draw:text-style-name="P1" draw:layer="layout" svg:x1="20.854cm" svg:y1="4.058cm" svg:x2="20.854cm" svg:y2="6.729cm">
            <text:p/>
          </draw:line>
          <draw:polyline draw:style-name="gr1" draw:text-style-name="P1" draw:layer="layout" svg:width="1.341cm" svg:height="0.287cm" svg:x="20.183cm" svg:y="5.966cm" svg:viewBox="0 0 1342 288" draw:points="0,0 673,288 1342,0">
            <text:p/>
          </draw:polyline>
          <draw:polyline draw:style-name="gr1" draw:text-style-name="P1" draw:layer="layout" svg:width="0.953cm" svg:height="0.195cm" svg:x="20.377cm" svg:y="5.392cm" svg:viewBox="0 0 954 196" draw:points="0,0 479,196 954,0">
            <text:p/>
          </draw:polyline>
          <draw:polygon draw:style-name="gr1" draw:text-style-name="P1" draw:layer="layout" svg:width="1.522cm" svg:height="2.672cm" svg:x="22.762cm" svg:y="8.639cm" svg:viewBox="0 0 1523 2673" draw:points="765,0 0,2291 765,2673 1523,2291">
            <text:p/>
          </draw:polygon>
          <draw:line draw:style-name="gr1" draw:text-style-name="P1" draw:layer="layout" svg:x1="23.527cm" svg:y1="8.639cm" svg:x2="23.527cm" svg:y2="11.31cm">
            <text:p/>
          </draw:line>
          <draw:polyline draw:style-name="gr1" draw:text-style-name="P1" draw:layer="layout" svg:width="1.341cm" svg:height="0.287cm" svg:x="22.854cm" svg:y="10.547cm" svg:viewBox="0 0 1342 288" draw:points="0,0 673,288 1342,0">
            <text:p/>
          </draw:polyline>
          <draw:polyline draw:style-name="gr1" draw:text-style-name="P1" draw:layer="layout" svg:width="0.953cm" svg:height="0.195cm" svg:x="23.047cm" svg:y="9.971cm" svg:viewBox="0 0 954 196" draw:points="0,0 479,196 954,0">
            <text:p/>
          </draw:polyline>
          <draw:polygon draw:style-name="gr1" draw:text-style-name="P1" draw:layer="layout" svg:width="1.522cm" svg:height="2.672cm" svg:x="20.091cm" svg:y="13.218cm" svg:viewBox="0 0 1523 2673" draw:points="765,0 0,2291 765,2673 1523,2291">
            <text:p/>
          </draw:polygon>
          <draw:line draw:style-name="gr1" draw:text-style-name="P1" draw:layer="layout" svg:x1="20.854cm" svg:y1="13.218cm" svg:x2="20.854cm" svg:y2="15.889cm">
            <text:p/>
          </draw:line>
          <draw:polyline draw:style-name="gr1" draw:text-style-name="P1" draw:layer="layout" svg:width="1.341cm" svg:height="0.287cm" svg:x="20.183cm" svg:y="15.126cm" svg:viewBox="0 0 1342 288" draw:points="0,0 673,288 1342,0">
            <text:p/>
          </draw:polyline>
          <draw:polyline draw:style-name="gr1" draw:text-style-name="P1" draw:layer="layout" svg:width="0.953cm" svg:height="0.195cm" svg:x="20.377cm" svg:y="14.55cm" svg:viewBox="0 0 954 196" draw:points="0,0 479,196 954,0">
            <text:p/>
          </draw:polyline>
          <draw:polygon draw:style-name="gr1" draw:text-style-name="P1" draw:layer="layout" svg:width="1.522cm" svg:height="2.672cm" svg:x="17.42cm" svg:y="8.639cm" svg:viewBox="0 0 1523 2673" draw:points="765,0 0,2291 765,2673 1523,2291">
            <text:p/>
          </draw:polygon>
          <draw:line draw:style-name="gr1" draw:text-style-name="P1" draw:layer="layout" svg:x1="18.183cm" svg:y1="8.639cm" svg:x2="18.183cm" svg:y2="11.31cm">
            <text:p/>
          </draw:line>
          <draw:polyline draw:style-name="gr1" draw:text-style-name="P1" draw:layer="layout" svg:width="1.341cm" svg:height="0.287cm" svg:x="17.512cm" svg:y="10.547cm" svg:viewBox="0 0 1342 288" draw:points="0,0 673,288 1342,0">
            <text:p/>
          </draw:polyline>
          <draw:polyline draw:style-name="gr1" draw:text-style-name="P1" draw:layer="layout" svg:width="0.953cm" svg:height="0.195cm" svg:x="17.706cm" svg:y="9.971cm" svg:viewBox="0 0 954 196" draw:points="0,0 479,196 954,0">
            <text:p/>
          </draw:polyline>
          <draw:polygon draw:style-name="gr1" draw:text-style-name="P1" draw:layer="layout" svg:width="1.522cm" svg:height="2.672cm" svg:x="12.078cm" svg:y="9.019cm" svg:viewBox="0 0 1523 2673" draw:points="765,0 0,2291 765,2673 1523,2291">
            <text:p/>
          </draw:polygon>
          <draw:line draw:style-name="gr1" draw:text-style-name="P1" draw:layer="layout" svg:x1="12.841cm" svg:y1="9.019cm" svg:x2="12.841cm" svg:y2="11.69cm">
            <text:p/>
          </draw:line>
          <draw:polyline draw:style-name="gr1" draw:text-style-name="P1" draw:layer="layout" svg:width="1.341cm" svg:height="0.287cm" svg:x="12.17cm" svg:y="10.927cm" svg:viewBox="0 0 1342 288" draw:points="0,0 673,288 1342,0">
            <text:p/>
          </draw:polyline>
          <draw:polyline draw:style-name="gr1" draw:text-style-name="P1" draw:layer="layout" svg:width="0.953cm" svg:height="0.195cm" svg:x="12.361cm" svg:y="10.354cm" svg:viewBox="0 0 954 196" draw:points="0,0 479,196 954,0">
            <text:p/>
          </draw:polyline>
          <draw:polygon draw:style-name="gr1" draw:text-style-name="P1" draw:layer="layout" svg:width="1.522cm" svg:height="2.672cm" svg:x="14.749cm" svg:y="13.218cm" svg:viewBox="0 0 1523 2673" draw:points="765,0 0,2291 765,2673 1523,2291">
            <text:p/>
          </draw:polygon>
          <draw:line draw:style-name="gr1" draw:text-style-name="P1" draw:layer="layout" svg:x1="15.512cm" svg:y1="13.218cm" svg:x2="15.512cm" svg:y2="15.889cm">
            <text:p/>
          </draw:line>
          <draw:polyline draw:style-name="gr1" draw:text-style-name="P1" draw:layer="layout" svg:width="1.341cm" svg:height="0.287cm" svg:x="14.841cm" svg:y="15.126cm" svg:viewBox="0 0 1342 288" draw:points="0,0 673,288 1342,0">
            <text:p/>
          </draw:polyline>
          <draw:polyline draw:style-name="gr1" draw:text-style-name="P1" draw:layer="layout" svg:width="0.953cm" svg:height="0.195cm" svg:x="15.035cm" svg:y="14.55cm" svg:viewBox="0 0 954 196" draw:points="0,0 479,196 954,0">
            <text:p/>
          </draw:polyline>
          <draw:polygon draw:style-name="gr1" draw:text-style-name="P1" draw:layer="layout" svg:width="5.288cm" svg:height="6.109cm" svg:x="7.523cm" svg:y="2.532cm" svg:viewBox="0 0 5289 6110" draw:points="2647,0 0,1528 0,4582 2647,6110 5289,4582 5289,1528">
            <text:p/>
          </draw:polygon>
          <draw:polygon draw:style-name="gr1" draw:text-style-name="P1" draw:layer="layout" svg:width="5.288cm" svg:height="6.109cm" svg:x="12.865cm" svg:y="2.532cm" svg:viewBox="0 0 5289 6110" draw:points="2647,0 0,1528 0,4582 2647,6110 5289,4582 5289,1528">
            <text:p/>
          </draw:polygon>
          <draw:polygon draw:style-name="gr1" draw:text-style-name="P1" draw:layer="layout" svg:width="5.288cm" svg:height="6.109cm" svg:x="18.209cm" svg:y="2.532cm" svg:viewBox="0 0 5289 6110" draw:points="2647,0 0,1528 0,4582 2647,6110 5289,4582 5289,1528">
            <text:p/>
          </draw:polygon>
          <draw:polygon draw:style-name="gr1" draw:text-style-name="P1" draw:layer="layout" svg:width="5.288cm" svg:height="6.109cm" svg:x="20.912cm" svg:y="7.111cm" svg:viewBox="0 0 5289 6110" draw:points="2642,0 0,1528 0,4582 2642,6110 5289,4582 5289,1528">
            <text:p/>
          </draw:polygon>
          <draw:polygon draw:style-name="gr1" draw:text-style-name="P1" draw:layer="layout" svg:width="5.288cm" svg:height="6.109cm" svg:x="18.238cm" svg:y="11.69cm" svg:viewBox="0 0 5289 6110" draw:points="2642,0 0,1528 0,4582 2642,6110 5289,4582 5289,1528">
            <text:p/>
          </draw:polygon>
          <draw:polygon draw:style-name="gr1" draw:text-style-name="P1" draw:layer="layout" svg:width="5.288cm" svg:height="6.109cm" svg:x="15.538cm" svg:y="7.111cm" svg:viewBox="0 0 5289 6110" draw:points="2647,0 0,1528 0,4582 2647,6110 5289,4582 5289,1528">
            <text:p/>
          </draw:polygon>
          <draw:polygon draw:style-name="gr1" draw:text-style-name="P1" draw:layer="layout" svg:width="5.288cm" svg:height="6.109cm" svg:x="10.194cm" svg:y="7.111cm" svg:viewBox="0 0 5289 6110" draw:points="2647,0 0,1528 0,4582 2647,6110 5289,4582 5289,1528">
            <text:p/>
          </draw:polygon>
          <draw:polygon draw:style-name="gr1" draw:text-style-name="P1" draw:layer="layout" svg:width="5.288cm" svg:height="6.109cm" svg:x="12.865cm" svg:y="11.69cm" svg:viewBox="0 0 5289 6110" draw:points="2647,0 0,1528 0,4582 2647,6110 5289,4582 5289,1528">
            <text:p/>
          </draw:polygon>
          <draw:frame draw:style-name="gr2" draw:text-style-name="P3" draw:layer="layout" svg:width="0.961cm" svg:height="0.877cm" svg:x="11.314cm" svg:y="6.705cm">
            <draw:text-box>
              <text:p text:style-name="P2"><text:span text:style-name="T1">K1</text:span></text:p>
            </draw:text-box>
          </draw:frame>
          <draw:frame draw:style-name="gr2" draw:text-style-name="P3" draw:layer="layout" svg:width="0.961cm" svg:height="0.877cm" svg:x="21.999cm" svg:y="6.705cm">
            <draw:text-box>
              <text:p text:style-name="P2"><text:span text:style-name="T1">K3</text:span></text:p>
            </draw:text-box>
          </draw:frame>
          <draw:frame draw:style-name="gr2" draw:text-style-name="P3" draw:layer="layout" svg:width="0.961cm" svg:height="0.877cm" svg:x="16.273cm" svg:y="15.862cm">
            <draw:text-box>
              <text:p text:style-name="P2"><text:span text:style-name="T1">K7</text:span></text:p>
            </draw:text-box>
          </draw:frame>
          <draw:frame draw:style-name="gr2" draw:text-style-name="P3" draw:layer="layout" svg:width="0.961cm" svg:height="0.877cm" svg:x="16.658cm" svg:y="6.705cm">
            <draw:text-box>
              <text:p text:style-name="P2"><text:span text:style-name="T1">K2</text:span></text:p>
            </draw:text-box>
          </draw:frame>
          <draw:frame draw:style-name="gr2" draw:text-style-name="P3" draw:layer="layout" svg:width="0.961cm" svg:height="0.877cm" svg:x="13.988cm" svg:y="11.282cm">
            <draw:text-box>
              <text:p text:style-name="P2"><text:span text:style-name="T1">K4</text:span></text:p>
            </draw:text-box>
          </draw:frame>
          <draw:frame draw:style-name="gr2" draw:text-style-name="P3" draw:layer="layout" svg:width="0.961cm" svg:height="0.877cm" svg:x="19.328cm" svg:y="11.282cm">
            <draw:text-box>
              <text:p text:style-name="P2"><text:span text:style-name="T1">K5</text:span></text:p>
            </draw:text-box>
          </draw:frame>
          <draw:frame draw:style-name="gr2" draw:text-style-name="P3" draw:layer="layout" svg:width="0.961cm" svg:height="0.877cm" svg:x="21.999cm" svg:y="15.862cm">
            <draw:text-box>
              <text:p text:style-name="P2"><text:span text:style-name="T1">K8</text:span></text:p>
            </draw:text-box>
          </draw:frame>
          <draw:frame draw:style-name="gr2" draw:text-style-name="P3" draw:layer="layout" svg:width="0.961cm" svg:height="0.877cm" svg:x="24.669cm" svg:y="11.282cm">
            <draw:text-box>
              <text:p text:style-name="P2"><text:span text:style-name="T1">K6</text:span></text:p>
            </draw:text-box>
          </draw:frame>
          <draw:polygon draw:style-name="gr1" draw:text-style-name="P4" draw:layer="layout" svg:width="1.583cm" svg:height="2.779cm" svg:x="4.989cm" svg:y="13.298cm" svg:viewBox="0 0 1584 2780" draw:points="796,0 0,2382 796,2780 1584,2382">
            <text:p/>
          </draw:polygon>
          <draw:line draw:style-name="gr1" draw:text-style-name="P4" draw:layer="layout" svg:x1="5.782cm" svg:y1="13.298cm" svg:x2="5.782cm" svg:y2="16.076cm">
            <text:p/>
          </draw:line>
          <draw:polyline draw:style-name="gr1" draw:text-style-name="P4" draw:layer="layout" svg:width="1.394cm" svg:height="0.299cm" svg:x="5.084cm" svg:y="15.283cm" svg:viewBox="0 0 1395 300" draw:points="0,0 700,300 1395,0">
            <text:p/>
          </draw:polyline>
          <draw:polyline draw:style-name="gr1" draw:text-style-name="P4" draw:layer="layout" svg:width="0.991cm" svg:height="0.203cm" svg:x="5.286cm" svg:y="14.683cm" svg:viewBox="0 0 992 204" draw:points="0,0 499,204 992,0">
            <text:p/>
          </draw:polyline>
          <draw:frame draw:style-name="gr3" draw:text-style-name="P6" draw:layer="layout" svg:width="6.8cm" svg:height="1.592cm" svg:x="2.4cm" svg:y="16.308cm">
            <draw:text-box>
              <text:p text:style-name="P5"><text:span text:style-name="T2">Σταθμός Εκπομπής</text:span></text:p>
            </draw:text-box>
          </draw:frame>
          <draw:frame draw:style-name="gr3" draw:text-style-name="P6" draw:layer="layout" svg:width="4.5cm" svg:height="1.592cm" svg:x="3.5cm" svg:y="9.5cm">
            <draw:text-box>
              <text:p text:style-name="P5"><text:span text:style-name="T2">Κ</text:span><text:span text:style-name="T3">n</text:span><text:span text:style-name="T4">=Κύψέλη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8T20:31:13.247000000</dc:date>
    <meta:editing-duration>PT10M34S</meta:editing-duration>
    <meta:editing-cycles>2</meta:editing-cycles>
    <meta:generator>LibreOffice/5.1.1.3$Windows_X86_64 LibreOffice_project/89f508ef3ecebd2cfb8e1def0f0ba9a803b88a6d</meta:generator>
    <meta:document-statistic meta:object-count="55"/>
  </office:meta>
</office:document-meta>
</file>